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c1b" officeooo:paragraph-rsid="000b9c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9c1b" officeooo:paragraph-rsid="000b9c1b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b9c1b" officeooo:paragraph-rsid="000b9c1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bbdd" officeooo:paragraph-rsid="000bbbd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f2fbf" officeooo:paragraph-rsid="000f2fbf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3f493" officeooo:paragraph-rsid="0012d751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13f493" officeooo:paragraph-rsid="0013f4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bbdd" officeooo:paragraph-rsid="000bbbdd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fa790" officeooo:paragraph-rsid="000fa790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18f9f" officeooo:paragraph-rsid="00118f9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0b9c1b" officeooo:paragraph-rsid="000b9c1b" fo:background-color="#ffff00" style:font-weight-asian="bold" style:font-weight-complex="bold"/>
    </style:style>
    <style:style style:name="T1" style:family="text">
      <style:text-properties officeooo:rsid="0012d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ncient Egypt Draft</text:p>
      <text:p text:style-name="P1"/>
      <text:list xml:id="list1032132264" text:style-name="L1">
        <text:list-item>
          <text:p text:style-name="P3">Introduction</text:p>
        </text:list-item>
        <text:list-item>
          <text:p text:style-name="P3">Timeline <text:span text:style-name="T1">DONE</text:span></text:p>
        </text:list-item>
        <text:list-item>
          <text:p text:style-name="P5">Language </text:p>
          <text:list>
            <text:list-item>
              <text:p text:style-name="P6">Hieroglyphs</text:p>
            </text:list-item>
            <text:list-item>
              <text:p text:style-name="P7">Impact of the Hieroglyphs</text:p>
            </text:list-item>
          </text:list>
        </text:list-item>
        <text:list-item>
          <text:p text:style-name="P5">Culture</text:p>
          <text:list>
            <text:list-item>
              <text:p text:style-name="P9">Alexandria</text:p>
            </text:list-item>
            <text:list-item>
              <text:p text:style-name="P9">Library of Alexandria</text:p>
            </text:list-item>
            <text:list-item>
              <text:p text:style-name="P9">Mummification</text:p>
            </text:list-item>
            <text:list-item>
              <text:p text:style-name="P9">Post life beliefs</text:p>
            </text:list-item>
            <text:list-item>
              <text:p text:style-name="P9">River Nile</text:p>
            </text:list-item>
            <text:list-item>
              <text:p text:style-name="P9">Pharaohs</text:p>
            </text:list-item>
            <text:list-item>
              <text:p text:style-name="P9">Artifacts</text:p>
            </text:list-item>
            <text:list-item>
              <text:p text:style-name="P10">The Solar Calender</text:p>
            </text:list-item>
          </text:list>
        </text:list-item>
        <text:list-item>
          <text:p text:style-name="P3">Building of the Pyramids</text:p>
          <text:p text:style-name="P3"><text:s/></text:p>
        </text:list-item>
      </text:list>
      <text:p text:style-name="P2"/>
      <text:p text:style-name="P2"/>
      <text:p text:style-name="P4">Introduction: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15:48:35.849593607</meta:creation-date>
    <dc:date>2020-05-08T04:04:01.768894905</dc:date>
    <meta:editing-duration>PT11H44M48S</meta:editing-duration>
    <meta:editing-cycles>8</meta:editing-cycles>
    <meta:generator>LibreOffice/6.3.4.2$Linux_X86_64 LibreOffice_project/30$Build-2</meta:generator>
    <meta:document-statistic meta:table-count="0" meta:image-count="0" meta:object-count="0" meta:page-count="1" meta:paragraph-count="18" meta:word-count="49" meta:character-count="256" meta:non-whitespace-character-count="238"/>
  </office:meta>
</office:document-meta>
</file>